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SWOT analysis – Team 10 Group 2</text:span></text:p>
      <text:p text:style-name="P1"><text:span text:style-name="T4"/></text:p>
      <text:p text:style-name="P1"><text:span text:style-name="T3"><text:tab/></text:span><text:span text:style-name="T1">Strengths:</text:span><text:line-break/>1. Small student team – no commercial goal, doesn't require many resources, mobile;<text:line-break/>2. Different backgrounds – help to account for the wide audience with different demands;</text:p>
      <text:p text:style-name="P1"/>
      <text:p text:style-name="P1"><text:tab/><text:span text:style-name="T1">Weaknesses:</text:span><text:line-break/>1. Different levels of technical skills – it can be hard to find the common ground in some areas;<text:line-break/>2. Limited time and resources – this project is limited in time, and the team doesn't have access to some external resources;<text:tab/></text:p>
      <text:p text:style-name="P1"><text:line-break/><text:tab/><text:span text:style-name="T1">Opportunities:</text:span><text:line-break/>1. Free application – most developers are commercial organizations with teams and budgets. Because we are a team of students, we can create something that doesn't charge money;<text:line-break/>2. Universal – different backgrounds allow us to find the project idea that will be relatable to a many different people;</text:p>
      <text:p text:style-name="P1"><text:line-break/><text:tab/><text:span text:style-name="T1">Threats:</text:span><text:line-break/>1. Bad teamwork – weak self-organization can create a lot of troubles (blocks because of the dependencies, failed deadlines, etc.) especially when time and resources are limited;<text:line-break/>2. Lack of expertise in certain areas – because of different skills, the team can find itself lacking in certain areas, which will affect the final project.</text:p>
      <text:p text:style-name="P1"/>
      <text:p text:style-name="P1">We decided to try and make something akin to a "Recipe helper" application. We all require sustenance, so it will be relatable to all. Also, one of our ideas is to make the ability to filter and sort recipes based on the cost – the economy is also relatable to all, especially during warring times. To make our application universal (different platforms and devices) and cover our weaknesses we decided to make this application web-based using the JS language, which was thought to all students.<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M1S</meta:editing-duration>
    <meta:editing-cycles>3</meta:editing-cycles>
    <meta:generator>OpenOffice/4.1.12$Win32 OpenOffice.org_project/4112m1$Build-9809</meta:generator>
    <dc:date>2022-05-21T14:43:03.89</dc:date>
    <meta:document-statistic meta:table-count="0" meta:image-count="0" meta:object-count="0" meta:page-count="1" meta:paragraph-count="6" meta:word-count="267" meta:character-count="1609"/>
    <meta:user-defined meta:name="Info 1"/>
    <meta:user-defined meta:name="Info 2"/>
    <meta:user-defined meta:name="Info 3"/>
    <meta:user-defined meta:name="Info 4"/>
  </office:meta>
</office:document-meta>
</file>